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106cm"/>
    </style:style>
    <style:style style:name="co1" style:family="table-column">
      <style:table-column-properties style:column-width="5.296cm" style:use-optimal-column-width="false"/>
    </style:style>
    <style:style style:name="co2" style:family="table-column">
      <style:table-column-properties style:column-width="3.187cm" style:use-optimal-column-width="false"/>
    </style:style>
    <style:style style:name="co3" style:family="table-column">
      <style:table-column-properties style:column-width="3.192cm" style:use-optimal-column-width="false"/>
    </style:style>
    <style:style style:name="co4" style:family="table-column">
      <style:table-column-properties style:column-width="3.197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444cm"/>
    </style:style>
    <style:style style:name="ro3" style:family="table-row">
      <style:table-row-properties style:row-height="0.816cm"/>
    </style:style>
    <style:style style:name="ro4" style:family="table-row">
      <style:table-row-properties style:row-height="1.92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1.245cm" svg:height="18.53cm" svg:x="0.066cm" svg:y="0.0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1">1-gram</text:span></text:p>
                <text:p text:style-name="P1"><text:span text:style-name="T2">5 10 25 50 75 150</text:span></text:p>
              </table:table-cell>
              <table:table-cell>
                <text:p text:style-name="P1"><text:span text:style-name="T1">2-gram</text:span></text:p>
                <text:p text:style-name="P1"><text:span text:style-name="T2">5 10 25 50 75 150</text:span></text:p>
              </table:table-cell>
              <table:table-cell>
                <text:p text:style-name="P1"><text:span text:style-name="T1">5-gram</text:span></text:p>
                <text:p text:style-name="P1"><text:span text:style-name="T2">5 10 25 50 75 150</text:span></text:p>
              </table:table-cell>
              <table:table-cell>
                <text:p text:style-name="P1"><text:span text:style-name="T1">3-osb</text:span></text:p>
                <text:p text:style-name="P1"><text:span text:style-name="T2">5 10 25 50 75 150</text:span></text:p>
              </table:table-cell>
              <table:table-cell>
                <text:p text:style-name="P1"><text:span text:style-name="T1">3-gb</text:span></text:p>
                <text:p text:style-name="P1"><text:span text:style-name="T2">5 10 25 50 75 150</text:span></text:p>
              </table:table-cell>
            </table:table-row>
            <table:table-row table:style-name="ro2" table:default-cell-style-name="ce1">
              <table:table-cell>
                <text:p><text:span text:style-name="T1">SVM Bootstrap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1">SVM Web1T (1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1">SVM Web1T (2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1">SVM Web1T (4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1">SVM Web1T (16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1">SVM Web1T (100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 Bootstrap with Laplace Smoothing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<text:s/>(1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<text:s/>(2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( 4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(16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(100%)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5.51cm" svg:height="17.586cm" svg:x="5.694cm" svg:y="1.224cm">
          <draw:text-box>
            <text:p><text:span text:style-name="T3">Accuracy</text:span></text:p>
            <text:p><text:span text:style-name="T3">F-score:</text:span></text:p>
            <text:p><text:span text:style-name="T3">Precision:</text:span></text:p>
            <text:p><text:span text:style-name="T3">Recall:</text:span></text:p>
            <text:p><text:span text:style-name="T3">Disk Siz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234cm" fo:page-height="18.7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6:56:42</meta:creation-date>
    <dc:date>2011-03-29T10:06:10</dc:date>
    <dc:creator>Jody Grady</dc:creator>
    <meta:editing-duration>PT00H26M13S</meta:editing-duration>
    <meta:editing-cycles>4</meta:editing-cycles>
    <meta:generator>OpenOffice.org/3.2$Linux OpenOffice.org_project/320m12$Build-9483</meta:generator>
    <meta:document-statistic meta:object-count="2"/>
  </office:meta>
</office:document-meta>
</file>